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4.6846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8.8827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bold" style:font-weight-complex="bold"/>
    </style:style>
    <style:style style:name="ce6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line-through-style="soli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1018" table:default-cell-style-name="ce3"/>
        <table:table-row table:style-name="ro2">
          <table:table-cell table:style-name="ce1" office:value-type="string" table:number-columns-spanned="6" table:number-rows-spanned="1">
            <text:p>Warning: This spec is probably incomplete and should only be used as a reference to build a more detailed spec. <text:s/>There are a lot of small details (such as computing how much data we can send) that are left out.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6"/>
          <table:table-cell table:number-columns-repeated="1017"/>
        </table:table-row>
        <table:table-row table:style-name="ro1">
          <table:table-cell table:style-name="ce2" office:value-type="string">
            <text:p>Event</text:p>
          </table:table-cell>
          <table:table-cell table:style-name="ce2" office:value-type="string">
            <text:p>Protocol</text:p>
          </table:table-cell>
          <table:table-cell table:style-name="ce2" office:value-type="string">
            <text:p>Reliability</text:p>
          </table:table-cell>
          <table:table-cell table:style-name="ce2" office:value-type="string">
            <text:p>Connection Manager</text:p>
          </table:table-cell>
          <table:table-cell table:style-name="ce2" office:value-type="string">
            <text:p>Congestion Control</text:p>
          </table:table-cell>
          <table:table-cell table:style-name="ce6" table:formula="of:=TODAY()" office:value-type="date" office:date-value="2011-06-22">
            <text:p>06/22/11</text:p>
          </table:table-cell>
          <table:table-cell table:number-columns-repeated="1017"/>
        </table:table-row>
        <table:table-row table:style-name="ro3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5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6">
          <table:table-cell office:value-type="string">
            <text:p>SendPacket</text:p>
          </table:table-cell>
          <table:table-cell office:value-type="string">
            <text:p/>
            <text:p/>
            <text:p>Set protocol in IP header (done in Procool.cc)</text:p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NOT initialized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><text:s text:c="2"/>Set initialized;</text:p>
            <text:p/>
            <text:p>Else: </text:p>
            <text:p><text:s text:c="2"/>SEG.SEQ ← SND.NXT;</text:p>
            <text:p><text:s text:c="2"/>SND.NXT ← SND.NXT + (isFin or isSy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/>
            <text:p>Set timestamp;</text:p>
            <text:p>Set echo reply (if saved echo);</text:p>
            <text:p><text:s text:c="2"/></text:p>
          </table:table-cell>
          <table:table-cell/>
          <table:table-cell table:style-name="Default" office:value-type="string">
            <text:p>If SYN:</text:p>
            <text:p><text:s text:c="2"/>SND.UNA ← ISS;</text:p>
            <text:p><text:s text:c="2"/>SND.NXT ← ISS + 1;</text:p>
            <text:p>Else if FIN:</text:p>
            <text:p><text:s text:c="2"/>SND.NXT ← SND.NXT + 1;</text:p>
            <text:p/>
            <text:p># SND.NXT will also be updated upon insertion of data</text:p>
          </table:table-cell>
          <table:table-cell table:style-name="Default" table:number-columns-repeated="3"/>
          <table:table-cell table:number-columns-repeated="1015"/>
        </table:table-row>
        <table:table-row table:style-name="ro7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My timer ← 0;</text:p>
            <text:p><text:s text:c="2"/>SND.NXT ← SND.UNA;</text:p>
            <text:p><text:span text:style-name="T2"><text:s text:c="2"/></text:span><text:span text:style-name="T2">RTO ← RT0 * 2;</text:span></text:p>
            <text:p><text:s text:c="2"/>[ResendPacketEvent]</text:p>
            <text:p/>
          </table:table-cell>
          <table:table-cell table:style-name="ce5" office:value-type="string">
            <text:p><text:span text:style-name="T5">if my timer &amp;&amp; state == TimeWait:</text:span></text:p>
            <text:p><text:span text:style-name="T5"><text:s/>→ </text:span><text:span text:style-name="T5">Closed;</text:span></text:p>
            <text:p><text:span text:style-name="T5"><text:s/></text:span><text:span text:style-name="T5">Dispatch [DeleteSocketEvent];</text:span></text:p>
          </table:table-cell>
          <table:table-cell table:style-name="Default" office:value-type="string">
            <text:p>If timer == saved probe timer:</text:p>
            <text:p><text:s text:c="2"/>Probe timer duration *= 2;</text:p>
            <text:p><text:s text:c="2"/>Dispatch [TimeoutEvent] (probe timer)</text:p>
            <text:p/>
            <text:p><text:s text:c="2"/>Send one packet with as much data as possible (this is a probe packet)</text:p>
            <text:p/>
            <text:p><text:s text:c="2"/>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ResendPacket</text:p>
          </table:table-cell>
          <table:table-cell table:style-name="Default" office:value-type="string">
            <text:p><text:span text:style-name="T2">Must call modules in this order:</text:span></text:p>
            <text:p><text:span text:style-name="T2">1. Congestion Control</text:span></text:p>
            <text:p><text:span text:style-name="T2">2. Reliability</text:span></text:p>
            <text:p><text:span text:style-name="T2">3. Connection Manager</text:span></text:p>
          </table:table-cell>
          <table:table-cell table:style-name="Default"/>
          <table:table-cell/>
          <table:table-cell table:style-name="Default" office:value-type="string">
            <text:p>SND.NXT ← SND.UNA;</text:p>
            <text:p>If send buffer[0] == SYN byte:</text:p>
            <text:p><text:s text:c="2"/>Set SYN bit;</text:p>
            <text:p><text:s text:c="2"/>Set data in packet to empty;</text:p>
            <text:p><text:s text:c="2"/>Length ← 1;</text:p>
            <text:p>Else if send_buffer[send_buffer.size() -1] == FIN byte:</text:p>
            <text:p><text:s text:c="2"/>Set FIN bit;</text:p>
            <text:p><text:span text:style-name="T2"><text:s text:c="2"/></text:span><text:span text:style-name="T2">Set data in packet to empty;</text:span></text:p>
            <text:p><text:span text:style-name="T2"><text:s text:c="2"/></text:span><text:span text:style-name="T2">Length ← 1;</text:span></text:p>
            <text:p>Else:</text:p>
            <text:p><text:s text:c="2"/>Length ← min(num_unsent, MSS, SND.WND, max_receive_wnd_size);</text:p>
            <text:p><text:s text:c="2"/>Set data in packet to send_buffer[SND.UNA, SND.UNA + Length);</text:p>
            <text:p/>
            <text:p>SND.NXT ← SND.UNA + length;</text:p>
            <text:p>[SendPacketEvent];</text:p>
            <text:p/>
          </table:table-cell>
          <table:table-cell table:style-name="Default" table:number-columns-repeated="3"/>
          <table:table-cell table:number-columns-repeated="1015"/>
        </table:table-row>
        <table:table-row table:style-name="ro9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MAX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2"/>// These are all on page 69 of RFC 793</text:p>
            <text:p><text:s text:c="2"/>// we do not include SynReceived here as it causes problems</text:p>
            <text:p><text:s text:c="2"/>// TODO: it would be nice to be completely consistent</text:p>
            <text:p><text:s text:c="2"/>If state == TimeWait:</text:p>
            <text:p><text:s text:c="4"/>connection_manager();</text:p>
            <text:p><text:s text:c="2"/>Else If state in (Established, FinWait1, FinWait2, CloseWait, Closing, LastAck, TimeWait):</text:p>
            <text:p><text:s text:c="4"/>Send ack; # put this in reliability?</text:p>
            <text:p><text:s text:c="2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eceive window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>#Congestion control will need to keep track of how much outstanding data there is</text:p>
            <text:p># it will need to update the RCV.NXT and RCV.UNA similar to reliability</text:p>
            <text:p># it will also need to error check </text:p>
            <text:p>congestion_control()</text:p>
            <text:p/>
            <text:p><text:span text:style-name="T3">assert(the total of RCV.NXT and RCV.WND is not reduced) # page 74</text:span></text:p>
            <text:p/>
            <text:p><text:span text:style-name="T4"># This needs to happen after all calls to all modules</text:span></text:p>
            <text:p><text:span text:style-name="T4">If saved CloseEvent &amp;&amp; send buffer is empty &amp;&amp; no saved SendEvent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table:style-name="Default" office:value-type="string">
            <text:p>Save time stamp as the echo reply;</text:p>
            <text:p><text:s text:c="2"/></text:p>
            <text:p><text:s text:c="2"/></text:p>
            <text:p>If ACK &amp;&amp; SND.UNA &lt; SEG.ACK &lt;= SND.MAX:</text:p>
            <text:p><text:s text:c="2"/>SND.UNA ← SEG.ACK;</text:p>
            <text:p><text:s text:c="2"/># in case of a resend we may be off</text:p>
            <text:p><text:s text:c="2"/>If SND.NXT &lt; SND.UNA;</text:p>
            <text:p><text:s text:c="4"/>SND.NXT ← SND.UNA;</text:p>
            <text:p><text:s text:c="2"/>Remove anything from send buffer which is ack'ed;</text:p>
            <text:p><text:s text:c="2"/>If removed anything from send buffer:</text:p>
            <text:p><text:s text:c="4"/>Dispatch [SendBufferNotFull];</text:p>
            <text:p><text:s text:c="2"/>Update RTO according to RFC 2988;</text:p>
            <text:p><text:s text:c="2"/>Update timer according to RFC 2988;</text:p>
            <text:p/>
            <text:p>Else If ACK &amp;&amp; SEG.ACK &gt; SND.MAX: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SND.NXT ← SND.UNA;</text:span></text:p>
            <text:p><text:span text:style-name="T2"><text:s text:c="4"/></text:span><text:span text:style-name="T2">[ResendPacketEvent]</text:span></text:p>
            <text:p/>
            <text:p/>
            <text:p>If FIN or SYN:</text:p>
            <text:p><text:s text:c="2"/>RCV.NXT ← SEG.SEQ + 1;</text:p>
            <text:p><text:s text:c="2"/>If SYN:</text:p>
            <text:p><text:s text:c="4"/>Receive window expected ← RCV.NXT;</text:p>
            <text:p/>
            <text:p><text:s text:c="2"/># we may not need to adjust the receive window on these control bits</text:p>
            <text:p><text:s text:c="2"/># as we will consume it next</text:p>
            <text:p><text:s text:c="2"/><text:span text:style-name="T3">RCV.WND ← RCV.WND – 1;</text:span></text:p>
            <text:p/>
            <text:p>Else If data:</text:p>
            <text:p><text:s text:c="2"/>num_inserted ← receive_buffer.insert(packet)</text:p>
            <text:p><text:s text:c="2"/>If RCV.WND – num_inserted &gt;= 0:</text:p>
            <text:p><text:s text:c="4"/>RCV.WND ← RCV.WND – amount of new data (not necessarily the amount in the packet)</text:p>
            <text:p><text:span text:style-name="T2"><text:s text:c="4"/></text:span><text:span text:style-name="T2"># put as many in order packets as we can into the receive buffer</text:span></text:p>
            <text:p><text:span text:style-name="T2"><text:s text:c="4"/></text:span><text:span text:style-name="T2">Save as much contiguous data in receive buffer as we can;</text:span></text:p>
            <text:p><text:span text:style-name="T2"><text:s text:c="4"/></text:span><text:span text:style-name="T2">Remove all packets we can from the queue</text:span></text:p>
            <text:p><text:span text:style-name="T2"><text:s text:c="4"/></text:span><text:span text:style-name="T2">RCV.NXT ← RCV.NXT + amount put in receive buffer; <text:s text:c="3"/></text:span></text:p>
            <text:p><text:span text:style-name="T2"><text:s text:c="4"/></text:span><text:span text:style-name="T2">[ReceiveBufferNotEmpty];</text:span></text:p>
            <text:p><text:s text:c="2"/>Else:</text:p>
            <text:p><text:s text:c="4"/>recieve_buffer.remove(packet);</text:p>
            <text:p><text:s text:c="2"/></text:p>
            <text:p/>
            <text:p><text:s text:c="2"/>Send ACK # always send ack upon receipt of ANY (valid or not)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5">If Fin &amp;&amp; state == Established:</text:span></text:p>
            <text:p><text:span text:style-name="T5"><text:s/>→ </text:span><text:span text:style-name="T5">CloseWait;</text:span></text:p>
            <text:p><text:span text:style-name="T5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 </text:span><text:span text:style-name="T6">&amp;&amp; send buffer is empty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 </text:span><text:span text:style-name="T6">&amp;&amp; send buffer is empty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 </text:span><text:span text:style-name="T6">&amp;&amp; send buffer is empty</text:span><text:span text:style-name="T4">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  <text:p><text:span text:style-name="T4"/></text:p>
            <text:p><text:span text:style-name="T4">If state == TimeWait &amp;&amp; FIN:</text:span></text:p>
            <text:p><text:span text:style-name="T4"><text:s text:c="2"/></text:span><text:span text:style-name="T4">Dispatch ACK;</text:span></text:p>
            <text:p><text:span text:style-name="T4"><text:s text:c="2"/></text:span><text:span text:style-name="T4">Restart 2MSL;</text:span></text:p>
          </table:table-cell>
          <table:table-cell table:style-name="Default" office:value-type="string">
            <text:p>If ACK and SND.UNA &lt; SEG.ACK &lt;= SND.MAX:</text:p>
            <text:p><text:s text:c="2"/>SND.UNA ← SEG.ACK;</text:p>
            <text:p><text:s text:c="2"/># in case of a resend we may be off</text:p>
            <text:p><text:span text:style-name="T2"><text:s text:c="2"/></text:span><text:span text:style-name="T2">If SND.NXT &lt; SND.UNA;</text:span></text:p>
            <text:p><text:span text:style-name="T2"><text:s text:c="4"/></text:span><text:span text:style-name="T2">SND.NXT ← SND.UNA;</text:span></text:p>
            <text:p/>
            <text:p><text:s text:c="2"/># update the send window</text:p>
            <text:p><text:span text:style-name="T2"><text:s text:c="2"/></text:span><text:span text:style-name="T2"># see page 72 for details on variable definitions</text:span></text:p>
            <text:p><text:span text:style-name="T2"><text:s text:c="2"/></text:span><text:span text:style-name="T2"># what about circular space? <text:s/>tcp.py does not consider it</text:span></text:p>
            <text:p><text:span text:style-name="T2"><text:s text:c="2"/></text:span><text:span text:style-name="T2">If SND.WL1 &lt; SEG.SEG || (SND.WL1 == SEG.SEQ &amp;&amp; SND.WL2 &lt;= SEG.ACK)):</text:span></text:p>
            <text:p><text:span text:style-name="T2"><text:s text:c="4"/></text:span><text:span text:style-name="T2">SND.WND ← SEG.WND;</text:span></text:p>
            <text:p><text:span text:style-name="T2"><text:s text:c="4"/></text:span><text:span text:style-name="T2">SND.WL1 ← SEG.SEQ;</text:span></text:p>
            <text:p><text:span text:style-name="T2"><text:s text:c="4"/></text:span><text:span text:style-name="T2">SND.WL2 ← SEG.ACK;</text:span></text:p>
            <text:p><text:span text:style-name="T2"/></text:p>
            <text:p><text:span text:style-name="T2"><text:s text:c="2"/></text:span><text:span text:style-name="T2">If num_outstanding_bytes == SND.WND:</text:span></text:p>
            <text:p><text:span text:style-name="T2"><text:s text:c="4"/></text:span><text:span text:style-name="T2">If probe timer not already set:</text:span></text:p>
            <text:p><text:span text:style-name="T2"><text:s text:c="6"/></text:span><text:span text:style-name="T2">Dispatch [TimeoutEvent] set to fire at probe duration;</text:span></text:p>
            <text:p><text:span text:style-name="T2"><text:s text:c="6"/></text:span><text:span text:style-name="T2">Save timeout event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If probe timer is saved:</text:span></text:p>
            <text:p><text:span text:style-name="T2"><text:s text:c="6"/></text:span><text:span text:style-name="T2">Probe duration ← Initial probe duration;</text:span></text:p>
            <text:p><text:span text:style-name="T2"><text:s text:c="6"/></text:span><text:span text:style-name="T2">Dispatch [CancelTimerEvent] # cancel current probe timer;</text:span></text:p>
            <text:p><text:span text:style-name="T2"><text:s text:c="6"/></text:span><text:span text:style-name="T2">Saved probe timer ← 0;</text:span></text:p>
            <text:p><text:span text:style-name="T2"><text:s text:c="4"/></text:span><text:span text:style-name="T2">Send as much data as possible</text:span></text:p>
          </table:table-cell>
          <table:table-cell table:style-name="Default" table:number-columns-repeated="3"/>
          <table:table-cell table:number-columns-repeated="1015"/>
        </table:table-row>
        <table:table-row table:style-name="ro10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10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3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is empty AND receive window) is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CloseEvent</text:p>
          </table:table-cell>
          <table:table-cell table:style-name="ce4" office:value-type="string">
            <text:p>if send buffer is empty <text:span text:style-name="T4">&amp;&amp; no saved SendEvent</text:span>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4"/>
          <table:table-cell table:style-name="ce4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49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09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6-22T09:43:39</dc:date>
    <dc:creator>Randy Buck</dc:creator>
    <meta:editing-duration>PT1186H57M14S</meta:editing-duration>
    <meta:editing-cycles>287</meta:editing-cycles>
    <meta:generator>OpenOffice.org/3.2$Unix OpenOffice.org_project/320m12$Build-9483</meta:generator>
    <meta:printed-by>Randy Buck</meta:printed-by>
    <meta:print-date>2011-06-13T14:10:56</meta:print-date>
    <meta:document-statistic meta:table-count="3" meta:cell-count="47" meta:object-count="0"/>
  </office:meta>
</office:document-meta>
</file>